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46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5:32:22.152857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8-10T08:23:05.306077096</dc:date>
    <meta:generator>LibreOffice/25.2.5.2$Linux_X86_64 LibreOffice_project/520$Build-2</meta:generator>
    <meta:editing-duration>P1DT5H56M8S</meta:editing-duration>
    <meta:editing-cycles>193</meta:editing-cycles>
    <meta:document-statistic meta:table-count="1" meta:cell-count="5040" meta:object-count="0"/>
    <meta:user-defined meta:name="AppVersion">16.0300</meta:user-defined>
  </office:meta>
</office:document-meta>
</file>